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uced Priority Packet Manifest</text:p>
      <text:p text:style-name="Text_20_body">This is the leanest current packet recommended for an initial filing or emergency first-wave submission.</text:p>
      <text:h text:style-name="Heading_20_2" text:outline-level="2">Include</text:h>
      <text:list text:style-name="L1">
        <text:list-item>
          <text:p text:style-name="P3">Complaint </text:p>
        </text:list-item>
        <text:list-item>
          <text:p text:style-name="P2">improved-complaint-from-temporary-session.md</text:p>
        </text:list-item>
        <text:list-item>
          <text:p text:style-name="P2">Exhibit G</text:p>
        </text:list-item>
        <text:list-item>
          <text:p text:style-name="P2">HACC January 2026 Blossom notice</text:p>
        </text:list-item>
        <text:list-item>
          <text:p text:style-name="P2">Exhibit H</text:p>
        </text:list-item>
        <text:list-item>
          <text:p text:style-name="P2">HACC February 4, 2026 for-cause notice</text:p>
        </text:list-item>
        <text:list-item>
          <text:p text:style-name="P2">Exhibit J</text:p>
        </text:list-item>
        <text:list-item>
          <text:p text:style-name="P2">Additional information email thread export</text:p>
        </text:list-item>
        <text:list-item>
          <text:p text:style-name="P2">Exhibit N</text:p>
        </text:list-item>
        <text:list-item>
          <text:p text:style-name="P2">Julio eviction notice</text:p>
        </text:list-item>
        <text:list-item>
          <text:p text:style-name="P2">Exhibit O</text:p>
        </text:list-item>
        <text:list-item>
          <text:p text:style-name="P2">Reasonable accommodation packet</text:p>
        </text:list-item>
        <text:list-item>
          <text:p text:style-name="P2">Exhibit P</text:p>
        </text:list-item>
        <text:list-item>
          <text:p text:style-name="P2">HACC reasonable-accommodation denial letter</text:p>
        </text:list-item>
        <text:list-item>
          <text:p text:style-name="P2">Exhibit Q</text:p>
        </text:list-item>
        <text:list-item>
          <text:p text:style-name="P2">Former-employee review screenshot</text:p>
        </text:list-item>
        <text:list-item>
          <text:p text:style-name="P2">Exhibit R</text:p>
        </text:list-item>
        <text:list-item>
          <text:p text:style-name="P2">Gmail preserved sent-mail headers and body snippets </text:p>
        </text:list-item>
      </text:list>
      <text:h text:style-name="Heading_20_2" text:outline-level="2">Why This Reduced Set</text:h>
      <text:list text:style-name="L2">
        <text:list-item>
          <text:p text:style-name="P5">Exhibit G anchors the Blossom and TPV sequence. </text:p>
        </text:list-item>
        <text:list-item>
          <text:p text:style-name="P5">Exhibit H anchors the adverse notice sequence. </text:p>
        </text:list-item>
        <text:list-item>
          <text:p text:style-name="P5">Exhibit J corroborates the documentation-demand and complaint chronology. </text:p>
        </text:list-item>
        <text:list-item>
          <text:p text:style-name="P5"><text:soft-page-break/>Exhibit N anchors the Julio-specific hearing and termination problem. </text:p>
        </text:list-item>
        <text:list-item>
          <text:p text:style-name="P5">Exhibit O and Exhibit P anchor the accommodation request and denial sequence. </text:p>
        </text:list-item>
        <text:list-item>
          <text:p text:style-name="P5">Exhibit Q supports context and notice for race-discrimination concerns. </text:p>
        </text:list-item>
        <text:list-item>
          <text:p text:style-name="P4">Exhibit R is the strongest direct proof of the February 26, March 2, and March 9, 2026 complaints. </text:p>
        </text:list-item>
      </text:list>
      <text:h text:style-name="Heading_20_2" text:outline-level="2">Keep In Mind</text:h>
      <text:list text:style-name="L3">
        <text:list-item>
          <text:p text:style-name="P7">Exhibit Q remains context only, not a direct company admission. </text:p>
        </text:list-item>
        <text:list-item>
          <text:p text:style-name="P7">Exhibit R proves notice to <text:span text:style-name="Source_20_Text">charity@magikcorp.com</text:span>, not a proved <text:span text:style-name="Source_20_Text">blossom@quantumres.com</text:span> address. </text:p>
        </text:list-item>
        <text:list-item>
          <text:p text:style-name="P6">County policy materials can still be cited from the complaint and theory sheets even if not separately attached in the first reduced packet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5%"/>
      <style:text-properties style:font-name="Georgia" fo:font-family="Georgia, 'Times New Roman', serif" style:font-name-asian="Georgia" style:font-family-asian="Georgia, 'Times New Roman', serif" style:font-name-complex="Georgia" style:font-family-complex="Georgia, 'Times New Roman', 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keep-with-next="always"/>
      <style:text-properties style:font-name="Noto Sans" fo:font-family="'Noto San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 fo:keep-with-next="always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111111" loext:opacity="100%" style:text-line-through-style="none" style:text-line-through-type="none" style:text-underline-style="none" style:text-blinking="false" style:text-overline-style="none" style:text-ov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111111" loext:opacity="100%" style:text-line-through-style="none" style:text-line-through-type="none" style:text-underline-style="none" style:text-blinking="false" style:text-overline-style="none" style:text-overline-color="font-color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duced Priority Packet Manifest</dc:title>
    <meta:document-statistic meta:table-count="0" meta:image-count="0" meta:object-count="0" meta:page-count="2" meta:paragraph-count="33" meta:word-count="224" meta:character-count="1436" meta:non-whitespace-character-count="1261"/>
    <meta:generator>LibreOffice/24.2.7.2$Linux_AARCH64 LibreOffice_project/420$Build-2</meta:generator>
    <meta:user-defined meta:name=""/>
  </office:meta>
</office:document-meta>
</file>